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BillOfLading-2.1" table:style-name="ta1" table:print-ranges="A1:AF2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BillOfLading">
            <text:p>BillOfLading</text:p>
          </table:table-cell>
          <table:table-cell table:style-name="ce7" office:value-type="string" office:string-value="Bill Of Lading. Details">
            <text:p>Bill Of Lading. Details</text:p>
          </table:table-cell>
          <table:table-cell table:style-name="ce7" office:value-type="string" office:string-value=""/>
          <table:table-cell table:style-name="ce7" office:value-type="string" office:string-value="Bill Of Lading">
            <text:p>Bill Of Lading</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House Bill of Landing, Master Bill, Bill">
            <text:p>House Bill of Landing, Master Bill, Bill</text:p>
          </table:table-cell>
          <table:table-cell table:style-name="ce7" office:value-type="string" office:string-value=""/>
          <table:table-cell table:style-name="ce7" office:value-type="string" office:string-value="ABIE">
            <text:p>ABIE</text:p>
          </table:table-cell>
          <table:table-cell table:style-name="ce7" office:value-type="string" office:string-value="A document issued by the party who acts as an agent for a transportation carrier or other agents to the party who gives instructions for the transportation services (shipper, consignor, etc.) stating the details of the transportation, charges, and terms and conditions under which the transportation service is provided. The party issuing this document does not necessarily provide the physical transportation service. The information in the Bill of Lading corresponds to the information on the Forwarding Instructions. It is used for any mode of transport. A Bill of Lading can serve as a contractual document between the parties for the transportation service. The document evidences a contract of carriage by sea and the acceptance of responsibility for the goods by the carrier, by which the carrier undertakes to deliver the goods against surrender of the document. A provision in the document that the goods are to be delivered to the order of a named person, or to order, or to bearer, constitutes such an undertaking.">
            <text:p>A document issued by the party who acts as an agent for a transportation carrier or other agents to the party who gives instructions for the transportation services (shipper, consignor, etc.) stating the details of the transportation, charges, and terms and conditions under which the transportation service is provided. The party issuing this document does not necessarily provide the physical transportation service. The information in the Bill of Lading corresponds to the information on the Forwarding Instructions. It is used for any mode of transport. A Bill of Lading can serve as a contractual document between the parties for the transportation service. The document evidences a contract of carriage by sea and the acceptance of responsibility for the goods by the carrier, by which the carrier undertakes to deliver the goods against surrender of the document. A provision in the document that the goods are to be delivered to the order of a named person, or to order, or to bearer, constitutes such an undertaking.</text:p>
          </table:table-cell>
          <table:table-cell table:style-name="ce7" office:value-type="string" office:string-value=""/>
          <table:table-cell table:style-name="ce7" office:value-type="string"/>
          <table:table-cell table:style-name="ce7" office:value-type="string" office:string-value="2.0">
            <text:p>2.0</text:p>
          </table:table-cell>
          <table:table-cell table:style-name="ce7" office:value-type="string" office:string-value=""/>
          <table:table-cell table:style-name="ce7" office:value-type="string" office:string-value=""/>
          <table:table-cell table:style-name="ce7" office:value-type="string" office:string-value="Transportation">
            <text:p>Transportation</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table:table-cell table:style-name="ce7" office:value-type="string" office:string-value="Changes for UBL 2.0 Update Package: Cells R8 to AE21 (inclusive) moved down one row; extra trailing period removed from second paragraph of definition (cell Q2)">
            <text:p>Changes for UBL 2.0 Update Package: Cells R8 to AE21 (inclusive) moved down one row; extra trailing period removed from second paragraph of definition (cell Q2)</text:p>
          </table:table-cell>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Bill Of Lading. UBL Version Identifier. Identifier">
            <text:p>Bill Of Lading. UBL Version Identifier. Identifier</text:p>
          </table:table-cell>
          <table:table-cell table:style-name="ce8" office:value-type="string" office:string-value=""/>
          <table:table-cell office:value-type="string" table:style-name="ce8" office:string-value="Bill Of Lading">
            <text:p>Bill Of Lading</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Bill Of Lading. Customization Identifier. Identifier">
            <text:p>Bill Of Lading. Customization Identifier. Identifier</text:p>
          </table:table-cell>
          <table:table-cell table:style-name="ce8" office:value-type="string" office:string-value=""/>
          <table:table-cell office:value-type="string" table:style-name="ce8" office:string-value="Bill Of Lading">
            <text:p>Bill Of Lading</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Bill Of Lading. Profile Identifier. Identifier">
            <text:p>Bill Of Lading. Profile Identifier. Identifier</text:p>
          </table:table-cell>
          <table:table-cell table:style-name="ce8" office:value-type="string" office:string-value=""/>
          <table:table-cell office:value-type="string" table:style-name="ce8" office:string-value="Bill Of Lading">
            <text:p>Bill Of Lading</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Bill Of Lading. Profile Execution Identifier. Identifier">
            <text:p>Bill Of Lading. Profile Execution Identifier. Identifier</text:p>
          </table:table-cell>
          <table:table-cell table:style-name="ce8" office:value-type="string" office:string-value=""/>
          <table:table-cell office:value-type="string" table:style-name="ce8" office:string-value="Bill Of Lading">
            <text:p>Bill Of Lading</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Bill Of Lading. Identifier">
            <text:p>Bill Of Lading. Identifier</text:p>
          </table:table-cell>
          <table:table-cell table:style-name="ce8" office:value-type="string" office:string-value=""/>
          <table:table-cell office:value-type="string" table:style-name="ce8" office:string-value="Bill Of Lading">
            <text:p>Bill Of Lading</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office:value-type="string" table:style-name="ce8" office:string-value="Bill of Lading Number">
            <text:p>Bill of Lading Number</text:p>
          </table:table-cell>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office:string-value="1016">
            <text:p>1016</text:p>
          </table:table-cell>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arrierAssignedID">
            <text:p>CarrierAssignedID</text:p>
          </table:table-cell>
          <table:table-cell office:value-type="string" table:style-name="ce8" office:string-value="Bill Of Lading. Carrier Assigned_ Identifier. Identifier">
            <text:p>Bill Of Lading. Carrier Assigned_ Identifier. Identifier</text:p>
          </table:table-cell>
          <table:table-cell table:style-name="ce8" office:value-type="string" office:string-value=""/>
          <table:table-cell office:value-type="string" table:style-name="ce8" office:string-value="Bill Of Lading">
            <text:p>Bill Of Lading</text:p>
          </table:table-cell>
          <table:table-cell office:value-type="string" table:style-name="ce8" office:string-value="Carrier Assigned">
            <text:p>Carrier Assigned</text:p>
          </table:table-cell>
          <table:table-cell table:style-name="ce8" office:value-type="string" office:string-value=""/>
          <table:table-cell office:value-type="string" table:style-name="ce8" office:string-value="Identifier">
            <text:p>Identifier</text:p>
          </table:table-cell>
          <table:table-cell office:value-type="string" table:style-name="ce3" table:formula="of:=IF([.F8]&lt;&gt;&quot;&quot;;CONCATENATE([.F8];&quot; &quot;;[.G8]);[.G8])"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8]&lt;&gt;&quot;&quot;;CONCATENATE([.J8];&quot;_ &quot;;[.I8];&quot;. Type&quot;);CONCATENATE([.I8];&quot;. Type&quot;))" office:string-value="Identifier. Type">
            <text:p>Identifier. Type</text:p>
          </table:table-cell>
          <table:table-cell table:style-name="ce8" office:value-type="string" office:string-value=""/>
          <table:table-cell table:style-name="ce8" office:value-type="string" office:string-value=""/>
          <table:table-cell office:value-type="string" table:style-name="ce8" office:string-value="Booking Reference Number">
            <text:p>Booking Reference Number</text:p>
          </table:table-cell>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Reference number (such as a booking reference number) assigned by a carrier or its agent to identify a specific shipment when cargo space is reserved prior to loading.">
            <text:p>Reference number (such as a booking reference number) assigned by a carrier or its agent to identify a specific shipment when cargo space is reserved prior to loading.</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Bill Of Lading. UUID. Identifier">
            <text:p>Bill Of Lading. UUID. Identifier</text:p>
          </table:table-cell>
          <table:table-cell table:style-name="ce8" office:value-type="string" office:string-value=""/>
          <table:table-cell office:value-type="string" table:style-name="ce8" office:string-value="Bill Of Lading">
            <text:p>Bill Of Lading</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Bill Of Lading. Issue Date. Date">
            <text:p>Bill Of Lading. Issue Date. Date</text:p>
          </table:table-cell>
          <table:table-cell table:style-name="ce8" office:value-type="string" office:string-value=""/>
          <table:table-cell office:value-type="string" table:style-name="ce8" office:string-value="Bill Of Lading">
            <text:p>Bill Of Lading</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office:value-type="string" table:style-name="ce8" office:string-value="Transport Document Date">
            <text:p>Transport Document Date</text:p>
          </table:table-cell>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office:string-value="2417">
            <text:p>2417</text:p>
          </table:table-cell>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Bill Of Lading. Issue Time. Time">
            <text:p>Bill Of Lading. Issue Time. Time</text:p>
          </table:table-cell>
          <table:table-cell table:style-name="ce8" office:value-type="string" office:string-value=""/>
          <table:table-cell office:value-type="string" table:style-name="ce8" office:string-value="Bill Of Lading">
            <text:p>Bill Of Lading</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office:string-value="2417">
            <text:p>2417</text:p>
          </table:table-cell>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ame">
            <text:p>Name</text:p>
          </table:table-cell>
          <table:table-cell office:value-type="string" table:style-name="ce8" office:string-value="Bill Of Lading. Name">
            <text:p>Bill Of Lading. Name</text:p>
          </table:table-cell>
          <table:table-cell table:style-name="ce8" office:value-type="string" office:string-value=""/>
          <table:table-cell office:value-type="string" table:style-name="ce8" office:string-value="Bill Of Lading">
            <text:p>Bill Of Lading</text:p>
          </table:table-cell>
          <table:table-cell table:style-name="ce8" office:value-type="string" office:string-value=""/>
          <table:table-cell table:style-name="ce8" office:value-type="string" office:string-value=""/>
          <table:table-cell office:value-type="string" table:style-name="ce8" office:string-value="Name">
            <text:p>Name</text:p>
          </table:table-cell>
          <table:table-cell office:value-type="string" table:style-name="ce3" table:formula="of:=IF([.F12]&lt;&gt;&quot;&quot;;CONCATENATE([.F12];&quot; &quot;;[.G12]);[.G12])" office:string-value="Name">
            <text:p>Name</text:p>
          </table:table-cell>
          <table:table-cell office:value-type="string" table:style-name="ce8" office:string-value="Name">
            <text:p>Name</text:p>
          </table:table-cell>
          <table:table-cell table:style-name="ce8" office:value-type="string" office:string-value=""/>
          <table:table-cell office:value-type="string" table:style-name="ce3" table:formula="of:=IF([.J12]&lt;&gt;&quot;&quot;;CONCATENATE([.J12];&quot;_ &quot;;[.I12];&quot;. Type&quot;);CONCATENATE([.I12];&quot;. Type&quot;))" office:string-value="Name. Type">
            <text:p>Na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ext, assigned by the sender, that identifies this document to business users.">
            <text:p>Text, assigned by the sender, that identifies this document to business users.</text:p>
          </table:table-cell>
          <table:table-cell office:value-type="string" table:style-name="ce8" office:string-value="House Bill , Consolidated Bill of Lading , Proforma , Sea Waybill ">
            <text:p><text:s/>House Bill , <text:s/>Consolidated Bill of Lading , <text:s/>Proforma , <text:s/>Sea Waybill </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Sea Waybill added to list of examples in cell R11">
            <text:p>Changes for UBL 2.0 Update Package: <text:s/>Sea Waybill <text:s/>added to list of examples in cell R11</text:p>
          </table:table-cell>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8" office:string-value="Bill Of Lading. Description. Text">
            <text:p>Bill Of Lading. Description. Text</text:p>
          </table:table-cell>
          <table:table-cell table:style-name="ce8" office:value-type="string" office:string-value=""/>
          <table:table-cell office:value-type="string" table:style-name="ce8" office:string-value="Bill Of Lading">
            <text:p>Bill Of Lading</text:p>
          </table:table-cell>
          <table:table-cell table:style-name="ce8" office:value-type="string" office:string-value=""/>
          <table:table-cell table:style-name="ce8" office:value-type="string" office:string-value=""/>
          <table:table-cell office:value-type="string" table:style-name="ce8" office:string-value="Description">
            <text:p>Description</text:p>
          </table:table-cell>
          <table:table-cell office:value-type="string" table:style-name="ce3" table:formula="of:=IF([.F13]&lt;&gt;&quot;&quot;;CONCATENATE([.F13];&quot; &quot;;[.G13]);[.G13])" office:string-value="Description">
            <text:p>Description</text:p>
          </table:table-cell>
          <table:table-cell office:value-type="string" table:style-name="ce8" office:string-value="Text">
            <text:p>Text</text:p>
          </table:table-cell>
          <table:table-cell table:style-name="ce8" office:value-type="string" office:string-value=""/>
          <table:table-cell office:value-type="string" table:style-name="ce3" table:formula="of:=IF([.J13]&lt;&gt;&quot;&quot;;CONCATENATE([.J13];&quot;_ &quot;;[.I13];&quot;. Type&quot;);CONCATENATE([.I13];&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Textual description of the document instance.">
            <text:p>Textual description of the document instance.</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Definition (cell Q12) changed from Purpose of the document instance. to Textual description of the document instance. ">
            <text:p>Changes for UBL 2.0 Update Package: Definition (cell Q12) changed from <text:s/>Purpose of the document instance. <text:s/>to <text:s/>Textual description of the document instance. </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8" office:string-value="Bill Of Lading. Note. Text">
            <text:p>Bill Of Lading. Note. Text</text:p>
          </table:table-cell>
          <table:table-cell table:style-name="ce8" office:value-type="string" office:string-value=""/>
          <table:table-cell office:value-type="string" table:style-name="ce8" office:string-value="Bill Of Lading">
            <text:p>Bill Of Lading</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4]&lt;&gt;&quot;&quot;;CONCATENATE([.F14];&quot; &quot;;[.G14]);[.G14])"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4]&lt;&gt;&quot;&quot;;CONCATENATE([.J14];&quot;_ &quot;;[.I14];&quot;. Type&quot;);CONCATENATE([.I14];&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DocumentStatusCode">
            <text:p>DocumentStatusCode</text:p>
          </table:table-cell>
          <table:table-cell office:value-type="string" table:style-name="ce8" office:string-value="Bill Of Lading. Document Status Code. Code">
            <text:p>Bill Of Lading. Document Status Code. Code</text:p>
          </table:table-cell>
          <table:table-cell table:style-name="ce8" office:value-type="string" office:string-value=""/>
          <table:table-cell office:value-type="string" table:style-name="ce8" office:string-value="Bill Of Lading">
            <text:p>Bill Of Lading</text:p>
          </table:table-cell>
          <table:table-cell table:style-name="ce8" office:value-type="string" office:string-value=""/>
          <table:table-cell office:value-type="string" table:style-name="ce8" office:string-value="Document Status">
            <text:p>Document Status</text:p>
          </table:table-cell>
          <table:table-cell office:value-type="string" table:style-name="ce8" office:string-value="Code">
            <text:p>Code</text:p>
          </table:table-cell>
          <table:table-cell office:value-type="string" table:style-name="ce3" table:formula="of:=IF([.F15]&lt;&gt;&quot;&quot;;CONCATENATE([.F15];&quot; &quot;;[.G15]);[.G15])" office:string-value="Document Status Code">
            <text:p>Document Status Code</text:p>
          </table:table-cell>
          <table:table-cell office:value-type="string" table:style-name="ce8" office:string-value="Code">
            <text:p>Code</text:p>
          </table:table-cell>
          <table:table-cell office:value-type="string" table:style-name="ce8" office:string-value="Document Status">
            <text:p>Document Status</text:p>
          </table:table-cell>
          <table:table-cell office:value-type="string" table:style-name="ce3" table:formula="of:=IF([.J15]&lt;&gt;&quot;&quot;;CONCATENATE([.J15];&quot;_ &quot;;[.I15];&quot;. Type&quot;);CONCATENATE([.I15];&quot;. Type&quot;))" office:string-value="Document Status_ Code. Type">
            <text:p>Document Status_ 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code signifying the status of the Bill Of Lading (revision, replacement, etc.).">
            <text:p>A code signifying the status of the Bill Of Lading (revision, replacement, etc.).</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ShippingOrderID">
            <text:p>ShippingOrderID</text:p>
          </table:table-cell>
          <table:table-cell office:value-type="string" table:style-name="ce8" office:string-value="Bill Of Lading. Shipping Order Identifier. Identifier">
            <text:p>Bill Of Lading. Shipping Order Identifier. Identifier</text:p>
          </table:table-cell>
          <table:table-cell table:style-name="ce8" office:value-type="string" office:string-value=""/>
          <table:table-cell office:value-type="string" table:style-name="ce8" office:string-value="Bill Of Lading">
            <text:p>Bill Of Lading</text:p>
          </table:table-cell>
          <table:table-cell table:style-name="ce8" office:value-type="string" office:string-value=""/>
          <table:table-cell office:value-type="string" table:style-name="ce8" office:string-value="Shipping Order">
            <text:p>Shipping Order</text:p>
          </table:table-cell>
          <table:table-cell office:value-type="string" table:style-name="ce8" office:string-value="Identifier">
            <text:p>Identifier</text:p>
          </table:table-cell>
          <table:table-cell office:value-type="string" table:style-name="ce3" table:formula="of:=IF([.F16]&lt;&gt;&quot;&quot;;CONCATENATE([.F16];&quot; &quot;;[.G16]);[.G16])" office:string-value="Shipping Order Identifier">
            <text:p>Shipping Order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6]&lt;&gt;&quot;&quot;;CONCATENATE([.J16];&quot;_ &quot;;[.I16];&quot;. Type&quot;);CONCATENATE([.I16];&quot;. Type&quot;))" office:string-value="Identifier. Type">
            <text:p>Identifier. Type</text:p>
          </table:table-cell>
          <table:table-cell table:style-name="ce8" office:value-type="string" office:string-value=""/>
          <table:table-cell table:style-name="ce8" office:value-type="string" office:string-value=""/>
          <table:table-cell office:value-type="string" table:style-name="ce8" office:string-value="Freight forwarding instruction, Shippers letter of instruction">
            <text:p>Freight forwarding instruction, Shippers letter of instruction</text:p>
          </table:table-cell>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Reference number to identify a Shipping Order or Forwarding Instruction.">
            <text:p>Reference number to identify a Shipping Order or Forwarding Instruction.</text:p>
          </table:table-cell>
          <table:table-cell table:style-name="ce8" office:value-type="string" office:string-value=""/>
          <table:table-cell table:style-name="ce8" office:value-type="string" office:string-value="1121">
            <text:p>1121</text:p>
          </table:table-cell>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ToOrderIndicator">
            <text:p>ToOrderIndicator</text:p>
          </table:table-cell>
          <table:table-cell office:value-type="string" table:style-name="ce8" office:string-value="Bill Of Lading. To Order_ Indicator. Indicator">
            <text:p>Bill Of Lading. To Order_ Indicator. Indicator</text:p>
          </table:table-cell>
          <table:table-cell table:style-name="ce8" office:value-type="string" office:string-value=""/>
          <table:table-cell office:value-type="string" table:style-name="ce8" office:string-value="Bill Of Lading">
            <text:p>Bill Of Lading</text:p>
          </table:table-cell>
          <table:table-cell office:value-type="string" table:style-name="ce8" office:string-value="To Order">
            <text:p>To Order</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17]&lt;&gt;&quot;&quot;;CONCATENATE([.F17];&quot; &quot;;[.G17]);[.G17])"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17]&lt;&gt;&quot;&quot;;CONCATENATE([.J17];&quot;_ &quot;;[.I17];&quot;. Type&quot;);CONCATENATE([.I17];&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e transport document is consigned to order.">
            <text:p>Indicates whether the transport document is consigned to order.</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AdValoremIndicator">
            <text:p>AdValoremIndicator</text:p>
          </table:table-cell>
          <table:table-cell office:value-type="string" table:style-name="ce8" office:string-value="Bill Of Lading. Ad Valorem_ Indicator. Indicator">
            <text:p>Bill Of Lading. Ad Valorem_ Indicator. Indicator</text:p>
          </table:table-cell>
          <table:table-cell table:style-name="ce8" office:value-type="string" office:string-value=""/>
          <table:table-cell office:value-type="string" table:style-name="ce8" office:string-value="Bill Of Lading">
            <text:p>Bill Of Lading</text:p>
          </table:table-cell>
          <table:table-cell office:value-type="string" table:style-name="ce8" office:string-value="Ad Valorem">
            <text:p>Ad Valorem</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18]&lt;&gt;&quot;&quot;;CONCATENATE([.F18];&quot; &quot;;[.G18]);[.G1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18]&lt;&gt;&quot;&quot;;CONCATENATE([.J18];&quot;_ &quot;;[.I18];&quot;. Type&quot;);CONCATENATE([.I1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term used in commerce in reference to certain duties, called ad valorem duties, which are levied on commodities at certain rates per centum on their value.">
            <text:p>A term used in commerce in reference to certain duties, called ad valorem duties, which are levied on commodities at certain rates per centum on their value.</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9]=&quot;UUID&quot;;&quot;UUID&quot;;SUBSTITUTE(SUBSTITUTE(CONCATENATE(IF([.E19]=&quot;Universally Unique&quot;;&quot;UU&quot;;[.E19]);IF([.G19]&lt;&gt;[.I19];[.H19];[.F19]);CONCATENATE(IF([.I19]=&quot;Identifier&quot;;&quot;ID&quot;;IF([.I19]=&quot;Text&quot;;&quot;&quot;;[.I19]))));&quot; &quot;;&quot;&quot;);&quot;'&quot;;&quot;&quot;))" office:value-type="string" table:style-name="ce3" office:string-value="DeclaredCarriageValueAmount">
            <text:p>DeclaredCarriageValueAmount</text:p>
          </table:table-cell>
          <table:table-cell office:value-type="string" table:style-name="ce8" office:string-value="Bill Of Lading. Declared Carriage_ Value. Amount">
            <text:p>Bill Of Lading. Declared Carriage_ Value. Amount</text:p>
          </table:table-cell>
          <table:table-cell table:style-name="ce8" office:value-type="string" office:string-value=""/>
          <table:table-cell office:value-type="string" table:style-name="ce8" office:string-value="Bill Of Lading">
            <text:p>Bill Of Lading</text:p>
          </table:table-cell>
          <table:table-cell office:value-type="string" table:style-name="ce8" office:string-value="Declared Carriage">
            <text:p>Declared Carriage</text:p>
          </table:table-cell>
          <table:table-cell table:style-name="ce8" office:value-type="string" office:string-value=""/>
          <table:table-cell office:value-type="string" table:style-name="ce8" office:string-value="Value">
            <text:p>Value</text:p>
          </table:table-cell>
          <table:table-cell office:value-type="string" table:style-name="ce3" table:formula="of:=IF([.F19]&lt;&gt;&quot;&quot;;CONCATENATE([.F19];&quot; &quot;;[.G19]);[.G19])" office:string-value="Value">
            <text:p>Value</text:p>
          </table:table-cell>
          <table:table-cell office:value-type="string" table:style-name="ce8" office:string-value="Amount">
            <text:p>Amount</text:p>
          </table:table-cell>
          <table:table-cell table:style-name="ce8" office:value-type="string" office:string-value=""/>
          <table:table-cell office:value-type="string" table:style-name="ce3" table:formula="of:=IF([.J19]&lt;&gt;&quot;&quot;;CONCATENATE([.J19];&quot;_ &quot;;[.I19];&quot;. Type&quot;);CONCATENATE([.I19];&quot;. Type&quot;))" office:string-value="Amount. Type">
            <text:p>Amount. Type</text:p>
          </table:table-cell>
          <table:table-cell table:style-name="ce8" office:value-type="string" office:string-value=""/>
          <table:table-cell table:style-name="ce8" office:value-type="string" office:string-value=""/>
          <table:table-cell office:value-type="string" table:style-name="ce8" office:string-value="Interest in Delivery">
            <text:p>Interest in Delivery</text:p>
          </table:table-cell>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Value declared by the shipper or his agent solely for the purpose of varying the carrier's level of liability from that provided in the contract of carriage in case of loss or damage to goods or delayed delivery.">
            <text:p>Value declared by the shipper or his agent solely for the purpose of varying the carrier's level of liability from that provided in the contract of carriage in case of loss or damage to goods or delayed delivery.</text:p>
          </table:table-cell>
          <table:table-cell table:style-name="ce8" office:value-type="string" office:string-value=""/>
          <table:table-cell table:style-name="ce8" office:value-type="string" office:string-value="5036">
            <text:p>5036</text:p>
          </table:table-cell>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20]=&quot;UUID&quot;;&quot;UUID&quot;;SUBSTITUTE(SUBSTITUTE(CONCATENATE(IF([.E20]=&quot;Universally Unique&quot;;&quot;UU&quot;;[.E20]);IF([.G20]&lt;&gt;[.I20];[.H20];[.F20]);CONCATENATE(IF([.I20]=&quot;Identifier&quot;;&quot;ID&quot;;IF([.I20]=&quot;Text&quot;;&quot;&quot;;[.I20]))));&quot; &quot;;&quot;&quot;);&quot;'&quot;;&quot;&quot;))" office:value-type="string" table:style-name="ce3" office:string-value="OtherInstruction">
            <text:p>OtherInstruction</text:p>
          </table:table-cell>
          <table:table-cell office:value-type="string" table:style-name="ce8" office:string-value="Bill Of Lading. Other_ Instruction. Text">
            <text:p>Bill Of Lading. Other_ Instruction. Text</text:p>
          </table:table-cell>
          <table:table-cell table:style-name="ce8" office:value-type="string" office:string-value=""/>
          <table:table-cell office:value-type="string" table:style-name="ce8" office:string-value="Bill Of Lading">
            <text:p>Bill Of Lading</text:p>
          </table:table-cell>
          <table:table-cell office:value-type="string" table:style-name="ce8" office:string-value="Other">
            <text:p>Other</text:p>
          </table:table-cell>
          <table:table-cell table:style-name="ce8" office:value-type="string" office:string-value=""/>
          <table:table-cell office:value-type="string" table:style-name="ce8" office:string-value="Instruction">
            <text:p>Instruction</text:p>
          </table:table-cell>
          <table:table-cell office:value-type="string" table:style-name="ce3" table:formula="of:=IF([.F20]&lt;&gt;&quot;&quot;;CONCATENATE([.F20];&quot; &quot;;[.G20]);[.G20])" office:string-value="Instruction">
            <text:p>Instruction</text:p>
          </table:table-cell>
          <table:table-cell office:value-type="string" table:style-name="ce8" office:string-value="Text">
            <text:p>Text</text:p>
          </table:table-cell>
          <table:table-cell table:style-name="ce8" office:value-type="string" office:string-value=""/>
          <table:table-cell office:value-type="string" table:style-name="ce3" table:formula="of:=IF([.J20]&lt;&gt;&quot;&quot;;CONCATENATE([.J20];&quot;_ &quot;;[.I20];&quot;. Type&quot;);CONCATENATE([.I20];&quot;. Type&quot;))" office:string-value="Text. Type">
            <text:p>Text. Type</text:p>
          </table:table-cell>
          <table:table-cell table:style-name="ce8" office:value-type="string" office:string-value=""/>
          <table:table-cell table:style-name="ce8" office:value-type="string" office:string-value=""/>
          <table:table-cell office:value-type="string" table:style-name="ce8" office:string-value="Bill of Lading Remark">
            <text:p>Bill of Lading Remark</text:p>
          </table:table-cell>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Other free-text instructions to the forwarders or carriers related to the shipment. This element should only be used where such information cannot be represented in other structured information entities within the document.">
            <text:p>Other free-text instructions to the forwarders or carriers related to the shipment. This element should only be used where such information cannot be represented in other structured information entities within the document.</text:p>
          </table:table-cell>
          <table:table-cell table:style-name="ce8" office:value-type="string" office:string-value=""/>
          <table:table-cell table:style-name="ce8" office:value-type="string" office:string-value="4244">
            <text:p>4244</text:p>
          </table:table-cell>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ConsignorParty">
            <text:p>ConsignorParty</text:p>
          </table:table-cell>
          <table:table-cell table:style-name="ce9" office:value-type="string" office:string-value="Bill Of Lading. Consignor_ Party. Party">
            <text:p>Bill Of Lading. Consignor_ Party. Party</text:p>
          </table:table-cell>
          <table:table-cell table:style-name="ce9" office:value-type="string" office:string-value=""/>
          <table:table-cell table:style-name="ce9" office:value-type="string" office:string-value="Bill Of Lading">
            <text:p>Bill Of Lading</text:p>
          </table:table-cell>
          <table:table-cell table:style-name="ce9" office:value-type="string" office:string-value="Consignor">
            <text:p>Consignor</text:p>
          </table:table-cell>
          <table:table-cell table:style-name="ce9" office:value-type="string" office:string-value=""/>
          <table:table-cell table:style-name="ce9" office:value-type="string" office:string-value=""/>
          <table:table-cell table:style-name="ce9" table:formula="of:=[.M21]"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Consignor (WCO ID 71 and 72)">
            <text:p>Consignor (WCO ID 71 and 72)</text:p>
          </table:table-cell>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consigning goods as stipulated in the transport contract by the party ordering transport.">
            <text:p>The party consigning goods as stipulated in the transport contract by the party ordering transport.</text:p>
          </table:table-cell>
          <table:table-cell table:style-name="ce9" office:value-type="string" office:string-value=""/>
          <table:table-cell table:style-name="ce9" office:value-type="string" office:string-value="3036 and 3039">
            <text:p>3036 and 3039</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arrierParty">
            <text:p>CarrierParty</text:p>
          </table:table-cell>
          <table:table-cell table:style-name="ce9" office:value-type="string" office:string-value="Bill Of Lading. Carrier_ Party. Party">
            <text:p>Bill Of Lading. Carrier_ Party. Party</text:p>
          </table:table-cell>
          <table:table-cell table:style-name="ce9" office:value-type="string" office:string-value=""/>
          <table:table-cell table:style-name="ce9" office:value-type="string" office:string-value="Bill Of Lading">
            <text:p>Bill Of Lading</text:p>
          </table:table-cell>
          <table:table-cell table:style-name="ce9" office:value-type="string" office:string-value="Carrier">
            <text:p>Carrier</text:p>
          </table:table-cell>
          <table:table-cell table:style-name="ce9" office:value-type="string" office:string-value=""/>
          <table:table-cell table:style-name="ce9" office:value-type="string" office:string-value=""/>
          <table:table-cell table:style-name="ce9" table:formula="of:=[.M22]"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Transport Company, Shipping Line, NVOCC, Airline, Haulier, Courier, Carrier (WCO ID 49 and 50)">
            <text:p>Transport Company, Shipping Line, NVOCC, Airline, <text:s/>Haulier, Courier, Carrier (WCO ID 49 and 50)</text:p>
          </table:table-cell>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providing the transport of goods between named points.">
            <text:p>The party providing the transport of goods between named points.</text:p>
          </table:table-cell>
          <table:table-cell table:style-name="ce9" office:value-type="string" office:string-value=""/>
          <table:table-cell table:style-name="ce9" office:value-type="string" office:string-value="3036 and 3039">
            <text:p>3036 and 3039</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FreightForwarderParty">
            <text:p>FreightForwarderParty</text:p>
          </table:table-cell>
          <table:table-cell table:style-name="ce9" office:value-type="string" office:string-value="Bill Of Lading. Freight Forwarder_ Party. Party">
            <text:p>Bill Of Lading. Freight Forwarder_ Party. Party</text:p>
          </table:table-cell>
          <table:table-cell table:style-name="ce9" office:value-type="string" office:string-value=""/>
          <table:table-cell table:style-name="ce9" office:value-type="string" office:string-value="Bill Of Lading">
            <text:p>Bill Of Lading</text:p>
          </table:table-cell>
          <table:table-cell table:style-name="ce9" office:value-type="string" office:string-value="Freight Forwarder">
            <text:p>Freight Forwarder</text:p>
          </table:table-cell>
          <table:table-cell table:style-name="ce9" office:value-type="string" office:string-value=""/>
          <table:table-cell table:style-name="ce9" office:value-type="string" office:string-value=""/>
          <table:table-cell table:style-name="ce9" table:formula="of:=[.M23]"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Consolidator (WCO ID 192 AND 193)">
            <text:p>Consolidator (WCO ID 192 AND 193)</text:p>
          </table:table-cell>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A party combining individual smaller consignments into a single larger shipment (a so-called consolidated consignment or shipment) that is sent to a counterpart who mirrors the consolidator's activity by dividing the consolidated consignment into its original components.">
            <text:p>A party combining individual smaller consignments into a single larger shipment (a so-called consolidated consignment or shipment) that is sent to a counterpart who mirrors the consolidator's activity by dividing the consolidated consignment into its original components.</text:p>
          </table:table-cell>
          <table:table-cell table:style-name="ce9" office:value-type="string" office:string-value=""/>
          <table:table-cell table:style-name="ce9" office:value-type="string" office:string-value="3036 and 3039">
            <text:p>3036 and 3039</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hipment">
            <text:p>Shipment</text:p>
          </table:table-cell>
          <table:table-cell table:style-name="ce9" office:value-type="string" office:string-value="Bill Of Lading. Shipment">
            <text:p>Bill Of Lading. Shipment</text:p>
          </table:table-cell>
          <table:table-cell table:style-name="ce9" office:value-type="string" office:string-value=""/>
          <table:table-cell table:style-name="ce9" office:value-type="string" office:string-value="Bill Of Lading">
            <text:p>Bill Of Lading</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4]" office:value-type="string" office:string-value="Shipment">
            <text:p>Shipment</text:p>
          </table:table-cell>
          <table:table-cell table:style-name="ce9" office:value-type="string" office:string-value="Shipment">
            <text:p>Shipmen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hipment">
            <text:p>Shipment</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An identifiable collection of one or more goods items to be transported between the seller party and the buyer party.">
            <text:p>An identifiable collection of one or more goods items to be transported between the seller party and the buyer party.</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s for UBL 2.0 Update Package: Definition changed from Information about the separately identifiable collection of goods items (available to be) transported from one consignor to one consignee via one or more modes of transport. to An association to Shipment. ">
            <text:p>Changes for UBL 2.0 Update Package: Definition changed from <text:s/>Information about the separately identifiable collection of goods items (available to be) transported from one consignor to one consignee via one or more modes of transport. <text:s/>to <text:s text:c="2"/>An association to Shipment. </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ocumentReference">
            <text:p>DocumentReference</text:p>
          </table:table-cell>
          <table:table-cell table:style-name="ce9" office:value-type="string" office:string-value="Bill Of Lading. Document Reference">
            <text:p>Bill Of Lading. Document Reference</text:p>
          </table:table-cell>
          <table:table-cell table:style-name="ce9" office:value-type="string" office:string-value=""/>
          <table:table-cell table:style-name="ce9" office:value-type="string" office:string-value="Bill Of Lading">
            <text:p>Bill Of Lading</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5]"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other document associated with this document.">
            <text:p>A reference to another document associated with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ExchangeRate">
            <text:p>ExchangeRate</text:p>
          </table:table-cell>
          <table:table-cell table:style-name="ce9" office:value-type="string" office:string-value="Bill Of Lading. Exchange Rate">
            <text:p>Bill Of Lading. Exchange Rate</text:p>
          </table:table-cell>
          <table:table-cell table:style-name="ce9" office:value-type="string" office:string-value=""/>
          <table:table-cell table:style-name="ce9" office:value-type="string" office:string-value="Bill Of Lading">
            <text:p>Bill Of Lading</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6]" office:value-type="string" office:string-value="Exchange Rate">
            <text:p>Exchange Rate</text:p>
          </table:table-cell>
          <table:table-cell table:style-name="ce9" office:value-type="string"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Exchange Rate">
            <text:p>Exchange Rat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Information that directly relates to the rate of exchange (conversion) between two currencies.">
            <text:p>Information that directly relates to the rate of exchange (conversion) between two currenci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DocumentDistribution">
            <text:p>DocumentDistribution</text:p>
          </table:table-cell>
          <table:table-cell table:style-name="ce9" office:value-type="string" office:string-value="Bill Of Lading. Document Distribution">
            <text:p>Bill Of Lading. Document Distribution</text:p>
          </table:table-cell>
          <table:table-cell table:style-name="ce9" office:value-type="string" office:string-value=""/>
          <table:table-cell table:style-name="ce9" office:value-type="string" office:string-value="Bill Of Lading">
            <text:p>Bill Of Lading</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7]" office:value-type="string" office:string-value="Document Distribution">
            <text:p>Document Distribution</text:p>
          </table:table-cell>
          <table:table-cell table:style-name="ce9" office:value-type="string" office:string-value="Document Distribution">
            <text:p>Document Distribution</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Distribution">
            <text:p>Document Distribution</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list of interested parties to whom this document is distributed.">
            <text:p>A list of interested parties to whom this document is distribut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s for UBL 2.0 Update Package: Definition (cell Q26) changed from The distribution of the Bill to interested parties. to The distribution of the Bill of Lading to interested parties. ">
            <text:p>Changes for UBL 2.0 Update Package: Definition (cell Q26) changed from <text:s/>The distribution of the Bill to interested parties. <text:s/>to <text:s/>The distribution of the Bill of Lading to interested parties. </text:p>
          </table:table-cell>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Signature">
            <text:p>Signature</text:p>
          </table:table-cell>
          <table:table-cell table:style-name="ce9" office:value-type="string" office:string-value="Bill Of Lading. Signature">
            <text:p>Bill Of Lading. Signature</text:p>
          </table:table-cell>
          <table:table-cell table:style-name="ce9" office:value-type="string" office:string-value=""/>
          <table:table-cell table:style-name="ce9" office:value-type="string" office:string-value="Bill Of Lading">
            <text:p>Bill Of Lading</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8]"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